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3000002CA472FD0CA2F925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818cm" draw:z-index="0"><draw:image xlink:href="Pictures/1000000100000403000002CA472FD0CA2F9257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1:43.522781492</meta:creation-date>
    <dc:date>2023-08-11T16:42:01.943920510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